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_31_6PT_20_--_20_對齊邊線">
      <style:paragraph-properties fo:text-align="center" style:justify-single-word="false"/>
    </style:style>
    <style:style style:name="P2" style:family="paragraph" style:parent-style-name="_31_6PT_20_--_20_對齊邊線">
      <style:paragraph-properties fo:text-align="center" style:justify-single-word="false"/>
      <style:text-properties officeooo:rsid="001431fa" style:language-asian="zh" style:country-asian="TW"/>
    </style:style>
    <style:style style:name="P3" style:family="paragraph" style:parent-style-name="_31_4PT_20_--_20_對齊邊線">
      <style:text-properties officeooo:paragraph-rsid="0026f946" style:language-asian="zh" style:country-asian="TW"/>
    </style:style>
    <style:style style:name="P4" style:family="paragraph" style:parent-style-name="Standard" style:list-style-name="_31_4pt完整十層_3010_壹_3001_一_3001__28_一_29_1._28_1_29_A.a.甲_3001__28_甲_29__2460__3011_">
      <style:text-properties officeooo:paragraph-rsid="00641c64" style:language-asian="zh" style:country-asian="TW"/>
    </style:style>
    <style:style style:name="P5" style:family="paragraph" style:parent-style-name="Text_20_body" style:list-style-name="_31_4pt完整十層_3010_壹_3001_一_3001__28_一_29_1._28_1_29_A.a.甲_3001__28_甲_29__2460__3011_">
      <style:text-properties officeooo:paragraph-rsid="006ec7b8"/>
    </style:style>
    <style:style style:name="P6" style:family="paragraph" style:parent-style-name="Text_20_body" style:list-style-name="_31_4pt完整十層_3010_壹_3001_一_3001__28_一_29_1._28_1_29_A.a.甲_3001__28_甲_29__2460__3011_">
      <style:text-properties officeooo:paragraph-rsid="006e00f9"/>
    </style:style>
    <style:style style:name="P7" style:family="paragraph" style:parent-style-name="Text_20_body" style:list-style-name="_31_4pt完整十層_3010_壹_3001_一_3001__28_一_29_1._28_1_29_A.a.甲_3001__28_甲_29__2460__3011_">
      <style:text-properties officeooo:paragraph-rsid="0054543d"/>
    </style:style>
    <style:style style:name="P8" style:family="paragraph" style:parent-style-name="Text_20_body" style:list-style-name="_31_4pt完整十層_3010_壹_3001_一_3001__28_一_29_1._28_1_29_A.a.甲_3001__28_甲_29__2460__3011_">
      <style:text-properties style:font-name="標楷體1" officeooo:paragraph-rsid="0054543d" style:font-name-asian="標楷體1" style:font-size-asian="14pt" style:language-asian="zh" style:country-asian="TW"/>
    </style:style>
    <style:style style:name="P9" style:family="paragraph" style:parent-style-name="Text_20_body" style:list-style-name="_31_4pt完整十層_3010_壹_3001_一_3001__28_一_29_1._28_1_29_A.a.甲_3001__28_甲_29__2460__3011_">
      <style:text-properties style:font-name="標楷體1" officeooo:paragraph-rsid="00698b75" style:font-name-asian="標楷體1" style:font-size-asian="14pt" style:language-asian="zh" style:country-asian="TW"/>
    </style:style>
    <style:style style:name="P10" style:family="paragraph" style:parent-style-name="_31_4PT_20_--_20_對齊邊線" style:list-style-name="_31_4pt完整十層_3010_壹_3001_一_3001__28_一_29_1._28_1_29_A.a.甲_3001__28_甲_29__2460__3011_"/>
    <style:style style:name="P11" style:family="paragraph" style:parent-style-name="_31_4PT_20_--_20_對齊邊線" style:list-style-name="_31_4pt完整十層_3010_壹_3001_一_3001__28_一_29_1._28_1_29_A.a.甲_3001__28_甲_29__2460__3011_">
      <style:text-properties officeooo:paragraph-rsid="005bf136"/>
    </style:style>
    <style:style style:name="P12" style:family="paragraph" style:parent-style-name="_31_4PT_20_--_20_對齊邊線" style:list-style-name="_31_4pt完整十層_3010_壹_3001_一_3001__28_一_29_1._28_1_29_A.a.甲_3001__28_甲_29__2460__3011_">
      <style:text-properties officeooo:paragraph-rsid="004b2560"/>
    </style:style>
    <style:style style:name="P13" style:family="paragraph" style:parent-style-name="_31_4PT_20_--_20_對齊邊線" style:list-style-name="_31_4pt完整十層_3010_壹_3001_一_3001__28_一_29_1._28_1_29_A.a.甲_3001__28_甲_29__2460__3011_">
      <style:text-properties officeooo:paragraph-rsid="006ae38d"/>
    </style:style>
    <style:style style:name="P14" style:family="paragraph" style:parent-style-name="_31_4PT_20_--_20_對齊邊線" style:list-style-name="_31_4pt完整十層_3010_壹_3001_一_3001__28_一_29_1._28_1_29_A.a.甲_3001__28_甲_29__2460__3011_">
      <style:text-properties officeooo:paragraph-rsid="00655269"/>
    </style:style>
    <style:style style:name="P15" style:family="paragraph" style:parent-style-name="_31_4PT_20_--_20_對齊邊線" style:list-style-name="_31_4pt完整十層_3010_壹_3001_一_3001__28_一_29_1._28_1_29_A.a.甲_3001__28_甲_29__2460__3011_">
      <style:text-properties officeooo:paragraph-rsid="004c640a"/>
    </style:style>
    <style:style style:name="P16" style:family="paragraph" style:parent-style-name="_31_4PT_20_--_20_對齊邊線" style:list-style-name="_31_4pt完整十層_3010_壹_3001_一_3001__28_一_29_1._28_1_29_A.a.甲_3001__28_甲_29__2460__3011_">
      <style:text-properties style:language-asian="zh" style:country-asian="TW"/>
    </style:style>
    <style:style style:name="P17" style:family="paragraph" style:parent-style-name="_31_4PT_20_--_20_對齊邊線" style:list-style-name="_31_4pt完整十層_3010_壹_3001_一_3001__28_一_29_1._28_1_29_A.a.甲_3001__28_甲_29__2460__3011_">
      <style:text-properties officeooo:paragraph-rsid="0014b2fc" style:language-asian="zh" style:country-asian="TW"/>
    </style:style>
    <style:style style:name="P18" style:family="paragraph" style:parent-style-name="_31_4PT_20_--_20_對齊邊線" style:list-style-name="_31_4pt完整十層_3010_壹_3001_一_3001__28_一_29_1._28_1_29_A.a.甲_3001__28_甲_29__2460__3011_">
      <style:text-properties officeooo:paragraph-rsid="004b2560" style:language-asian="zh" style:country-asian="TW"/>
    </style:style>
    <style:style style:name="P19" style:family="paragraph" style:parent-style-name="_31_4PT_20_--_20_對齊邊線" style:list-style-name="_31_4pt完整十層_3010_壹_3001_一_3001__28_一_29_1._28_1_29_A.a.甲_3001__28_甲_29__2460__3011_">
      <style:text-properties officeooo:paragraph-rsid="006ae38d" style:language-asian="zh" style:country-asian="TW"/>
    </style:style>
    <style:style style:name="P20" style:family="paragraph" style:parent-style-name="_31_4PT_20_--_20_對齊邊線" style:list-style-name="_31_4pt完整十層_3010_壹_3001_一_3001__28_一_29_1._28_1_29_A.a.甲_3001__28_甲_29__2460__3011_">
      <style:text-properties officeooo:paragraph-rsid="0016a084" style:language-asian="zh" style:country-asian="TW"/>
    </style:style>
    <style:style style:name="P21" style:family="paragraph" style:parent-style-name="_31_4PT_20_--_20_對齊邊線" style:list-style-name="_31_4pt完整十層_3010_壹_3001_一_3001__28_一_29_1._28_1_29_A.a.甲_3001__28_甲_29__2460__3011_">
      <style:text-properties officeooo:paragraph-rsid="001431fa" style:language-asian="zh" style:country-asian="TW"/>
    </style:style>
    <style:style style:name="P22"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4b2fc" style:font-name-asian="標楷體" style:font-size-asian="14pt" style:language-asian="zh" style:country-asian="TW" style:font-style-asian="normal" style:font-weight-asian="normal" style:font-size-complex="14pt"/>
    </style:style>
    <style:style style:name="P23"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4b2560" style:font-name-asian="標楷體" style:font-size-asian="14pt" style:language-asian="zh" style:country-asian="TW" style:font-style-asian="normal" style:font-weight-asian="normal" style:font-size-complex="14pt"/>
    </style:style>
    <style:style style:name="P24" style:family="paragraph" style:parent-style-name="_31_4PT_20_--_20_對齊邊線" style:list-style-name="_31_4pt完整十層_3010_壹_3001_一_3001__28_一_29_1._28_1_29_A.a.甲_3001__28_甲_29__2460__3011_">
      <style:text-properties style:font-name="Times New Roman2" fo:font-size="14pt" fo:letter-spacing="0.049cm" fo:language="en" fo:country="US" fo:font-style="normal" fo:font-weight="normal" officeooo:paragraph-rsid="004b2560" style:font-name-asian="標楷體" style:font-size-asian="14pt" style:language-asian="zh" style:country-asian="TW" style:font-style-asian="normal" style:font-weight-asian="normal" style:font-size-complex="14pt"/>
    </style:style>
    <style:style style:name="T1" style:family="text">
      <style:text-properties officeooo:rsid="00114e8a"/>
    </style:style>
    <style:style style:name="T2" style:family="text">
      <style:text-properties style:language-asian="zh" style:country-asian="TW"/>
    </style:style>
    <style:style style:name="T3" style:family="text">
      <style:text-properties officeooo:rsid="00114e8a" style:language-asian="zh" style:country-asian="TW"/>
    </style:style>
    <style:style style:name="T4" style:family="text">
      <style:text-properties officeooo:rsid="001f0e61" style:language-asian="zh" style:country-asian="TW"/>
    </style:style>
    <style:style style:name="T5" style:family="text">
      <style:text-properties officeooo:rsid="001fe0b8" style:language-asian="zh" style:country-asian="TW"/>
    </style:style>
    <style:style style:name="T6" style:family="text">
      <style:text-properties officeooo:rsid="004b2560" style:language-asian="zh" style:country-asian="TW"/>
    </style:style>
    <style:style style:name="T7" style:family="text">
      <style:text-properties officeooo:rsid="0051c2bc" style:language-asian="zh" style:country-asian="TW"/>
    </style:style>
    <style:style style:name="T8" style:family="text">
      <style:text-properties officeooo:rsid="0060cb24" style:language-asian="zh" style:country-asian="TW"/>
    </style:style>
    <style:style style:name="T9" style:family="text">
      <style:text-properties style:font-name="Times New Roman2" fo:font-size="14pt" fo:font-style="normal" fo:font-weight="normal" style:font-name-asian="標楷體" style:font-size-asian="14pt" style:font-style-asian="normal" style:font-weight-asian="normal" style:font-size-complex="14pt"/>
    </style:style>
    <style:style style:name="T10" style:family="text">
      <style:text-properties style:font-name="Times New Roman2" fo:font-size="14pt" fo:font-style="normal" fo:font-weight="normal" officeooo:rsid="006248fb" style:font-name-asian="標楷體" style:font-size-asian="14pt" style:font-style-asian="normal" style:font-weight-asian="normal" style:font-size-complex="14pt"/>
    </style:style>
    <style:style style:name="T11" style:family="text">
      <style:text-properties style:font-name="Times New Roman2" fo:font-size="14pt" fo:font-style="normal" fo:font-weight="normal" style:font-name-asian="標楷體" style:font-size-asian="14pt" style:language-asian="zh" style:country-asian="TW" style:font-style-asian="normal" style:font-weight-asian="normal" style:font-size-complex="14pt"/>
    </style:style>
    <style:style style:name="T12" style:family="text">
      <style:text-properties style:font-name="Times New Roman2" fo:font-size="14pt" fo:font-style="normal" fo:font-weight="normal" officeooo:rsid="00655269" style:font-name-asian="標楷體" style:font-size-asian="14pt" style:language-asian="zh" style:country-asian="TW" style:font-style-asian="normal" style:font-weight-asian="normal" style:font-size-complex="14pt"/>
    </style:style>
    <style:style style:name="T13" style:family="text">
      <style:text-properties style:font-name="Times New Roman2" fo:font-size="14pt" fo:letter-spacing="0.049cm" fo:font-style="normal" fo:font-weight="normal" style:font-name-asian="標楷體" style:font-size-asian="14pt" style:font-style-asian="normal" style:font-weight-asian="normal" style:font-size-complex="14pt"/>
    </style:style>
    <style:style style:name="T14" style:family="text">
      <style:text-properties style:font-name="Times New Roman2" fo:font-size="14pt" fo:letter-spacing="0.049cm" fo:font-style="normal" fo:font-weight="normal" style:font-name-asian="標楷體" style:font-size-asian="14pt" style:language-asian="zh" style:country-asian="TW" style:font-style-asian="normal" style:font-weight-asian="normal" style:font-size-complex="14pt"/>
    </style:style>
    <style:style style:name="T15" style:family="text">
      <style:text-properties style:font-name="Times New Roman2" fo:font-size="14pt" fo:letter-spacing="0.049cm" fo:language="en" fo:country="US" fo:font-style="normal" fo:font-weight="normal" style:font-name-asian="標楷體" style:font-size-asian="14pt" style:font-style-asian="normal" style:font-weight-asian="normal" style:font-size-complex="14pt"/>
    </style:style>
    <style:style style:name="T16" style:family="text">
      <style:text-properties style:font-name="Times New Roman2" fo:font-size="14pt" fo:letter-spacing="0.049cm" fo:language="en" fo:country="US" fo:font-style="normal" fo:font-weight="normal" style:font-name-asian="標楷體" style:font-size-asian="14pt" style:language-asian="zh" style:country-asian="TW" style:font-style-asian="normal" style:font-weight-asian="normal" style:font-size-complex="14pt"/>
    </style:style>
    <style:style style:name="T17" style:family="text">
      <style:text-properties style:font-name="Times New Roman2" fo:font-size="14pt" fo:letter-spacing="0.049cm" fo:language="en" fo:country="US" fo:font-style="normal" fo:font-weight="normal" officeooo:rsid="006e00f9" style:font-name-asian="標楷體" style:font-size-asian="14pt" style:language-asian="zh" style:country-asian="TW" style:font-style-asian="normal" style:font-weight-asian="normal" style:font-size-complex="14pt"/>
    </style:style>
    <style:style style:name="T18" style:family="text">
      <style:text-properties style:font-name="標楷體1" fo:font-size="14pt" style:font-name-asian="標楷體1" style:font-size-asian="14pt" style:font-size-complex="14pt"/>
    </style:style>
    <style:style style:name="T19" style:family="text">
      <style:text-properties style:font-name="標楷體1" fo:font-size="14pt" style:font-name-asian="標楷體1" style:font-size-asian="14pt" style:language-asian="zh" style:country-asian="TW" style:font-size-complex="14pt"/>
    </style:style>
    <style:style style:name="T20" style:family="text">
      <style:text-properties style:font-name="標楷體1" fo:font-size="14pt" fo:language="en" fo:country="US" style:font-name-asian="標楷體1" style:font-size-asian="14pt" style:font-size-complex="14pt"/>
    </style:style>
    <style:style style:name="T21" style:family="text">
      <style:text-properties style:font-name="標楷體1" style:font-name-asian="標楷體1" style:font-size-asian="14pt" style:language-asian="zh" style:country-asian="TW"/>
    </style:style>
    <style:style style:name="T22" style:family="text">
      <style:text-properties fo:color="#000000" style:font-name="標楷體1" fo:font-size="14pt" style:font-name-asian="標楷體1" style:font-size-asian="14pt" style:language-asian="zh" style:country-asian="TW" style:font-size-complex="14pt"/>
    </style:style>
    <style:style style:name="T23" style:family="text">
      <style:text-properties fo:color="#000000" style:font-name="標楷體1" fo:font-size="14pt" fo:font-style="normal" fo:font-weight="normal" style:font-name-asian="標楷體1" style:font-size-asian="14pt" style:language-asian="zh" style:country-asian="TW" style:font-style-asian="normal" style:font-weight-asian="normal" style:font-size-complex="14pt"/>
    </style:style>
    <style:style style:name="T24" style:family="text">
      <style:text-properties fo:color="#000000" style:font-name="Times New Roman2" fo:font-size="14pt" fo:font-style="normal" fo:font-weight="normal" style:font-name-asian="標楷體" style:font-size-asian="14pt" style:language-asian="zh" style:country-asian="TW" style:font-style-asian="normal" style:font-weight-asian="normal" style:font-size-complex="14pt"/>
    </style:style>
    <style:style style:name="T25" style:family="text">
      <style:text-properties fo:color="#000000" style:font-name="Times New Roman2" fo:font-size="14pt" fo:language="en" fo:country="US" fo:font-style="normal" fo:font-weight="normal" style:font-name-asian="標楷體" style:font-size-asian="14pt" style:language-asian="zh" style:country-asian="TW" style:font-style-asian="normal" style:font-weight-asian="normal" style:font-size-complex="14pt"/>
    </style:style>
    <style:style style:name="T26" style:family="text">
      <style:text-properties fo:font-size="14pt" fo:language="en" fo:country="US"/>
    </style:style>
    <style:style style:name="T27" style:family="text">
      <style:text-properties fo:font-size="14pt" fo:language="en" fo:country="US" officeooo:rsid="006f8695" style:language-asian="zh" style:country-asian="TW"/>
    </style:style>
    <style:style style:name="T28" style:family="text">
      <style:text-properties fo:language="en" fo:country="US"/>
    </style:style>
    <style:style style:name="T29" style:family="text">
      <style:text-properties style:font-size-asian="14pt"/>
    </style:style>
    <style:style style:name="T30" style:family="text">
      <style:text-properties fo:letter-spacing="0.049cm" style:font-size-asian="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1"><text:span text:style-name="T2">107年度</text:span><text:span text:style-name="T6">8</text:span><text:span text:style-name="T2">月份第</text:span><text:span text:style-name="T8">2</text:span><text:span text:style-name="T2">次主管</text:span>會議<text:span text:style-name="T2">紀錄</text:span></text:p>
      <text:list xml:id="list5945894249138431089" text:style-name="_31_4pt完整十層_3010_壹_3001_一_3001__28_一_29_1._28_1_29_A.a.甲_3001__28_甲_29__2460__3011_">
        <text:list-header>
          <text:p text:style-name="P10"/>
        </text:list-header>
        <text:list-item>
          <text:p text:style-name="P10">時　　間：<text:span text:style-name="T2">107</text:span>年<text:span text:style-name="T7">8</text:span>月<text:span text:style-name="T8">22</text:span>日(星期<text:span text:style-name="T5">三</text:span>) <text:span text:style-name="T2">下</text:span>午<text:span text:style-name="T4">2</text:span>時<text:span text:style-name="T2">整</text:span></text:p>
        </text:list-item>
        <text:list-item>
          <text:p text:style-name="P10">開會地點：<text:span text:style-name="T2">三樓民眾協談室</text:span></text:p>
        </text:list-item>
        <text:list-item>
          <text:p text:style-name="P10">主　　席：<text:span text:style-name="T2">代理主任 張欣怡</text:span> <text:s text:c="26"/><text:span text:style-name="T1">記錄：</text:span><text:span text:style-name="T3">陳苑蒨</text:span></text:p>
        </text:list-item>
        <text:list-item>
          <text:p text:style-name="P10">出席人員：<text:span text:style-name="T2">陳慧懿、戴清文、周力行、李美玲、游玉玲</text:span></text:p>
        </text:list-item>
        <text:list-item>
          <text:p text:style-name="P10">報告事項：</text:p>
          <text:list>
            <text:list-item>
              <text:p text:style-name="P16">第一課</text:p>
              <text:list>
                <text:list-item>
                  <text:p text:style-name="P11"><text:span text:style-name="T29">本課</text:span><text:span text:style-name="T26">107</text:span><text:span text:style-name="T29">年</text:span><text:span text:style-name="T26">8</text:span><text:span text:style-name="T29">月</text:span><text:span text:style-name="T26">1</text:span><text:span text:style-name="T29">日至</text:span><text:span text:style-name="T26">8</text:span><text:span text:style-name="T29">月</text:span><text:span text:style-name="T26">2</text:span><text:span text:style-name="T27">2</text:span><text:span text:style-name="T29">日止，實價登錄案件共</text:span><text:span text:style-name="T26">241</text:span><text:span text:style-name="T29">件，其中憑證申報</text:span><text:span text:style-name="T26">214</text:span><text:span text:style-name="T29">件，線上申報紙本送件計</text:span><text:span text:style-name="T26">9</text:span><text:span text:style-name="T29">件，本所代填申報計</text:span><text:span text:style-name="T26">18</text:span><text:span text:style-name="T29">件，撤銷</text:span><text:span text:style-name="T26">41</text:span><text:span text:style-name="T29">件，駁回</text:span><text:span text:style-name="T26">0</text:span><text:span text:style-name="T29">件，另電話通知申報計</text:span><text:span text:style-name="T26">30</text:span><text:span text:style-name="T29">件。</text:span> </text:p>
                </text:list-item>
                <text:list-item>
                  <text:p text:style-name="P4"><text:span text:style-name="預設段落字型"><text:span text:style-name="T18">為提供更多元化之規費繳納管道，本所自</text:span></text:span><text:span text:style-name="預設段落字型"><text:span text:style-name="T20">8</text:span></text:span><text:span text:style-name="預設段落字型"><text:span text:style-name="T18">月</text:span></text:span><text:span text:style-name="預設段落字型"><text:span text:style-name="T20">13</text:span></text:span><text:span text:style-name="預設段落字型"><text:span text:style-name="T18">日起民眾得以智慧型手機綁定信用卡帳號，臨櫃以行動支付繳納地政規費，除可縮短民眾等待時間，亦可降低其攜帶現金之不便。</text:span></text:span></text:p>
                </text:list-item>
                <text:list-item>
                  <text:p text:style-name="P4"><text:span text:style-name="預設段落字型"><text:span text:style-name="T18">謝永新就本市七堵區八堵段八堵北小段</text:span></text:span><text:span text:style-name="預設段落字型"><text:span text:style-name="T20">170-1</text:span></text:span><text:span text:style-name="預設段落字型"><text:span text:style-name="T18">地號毗鄰之未登記土地時效取得所有權登記案提起行政訴訟，臺北高等行政法院將於</text:span></text:span><text:span text:style-name="預設段落字型"><text:span text:style-name="T20">9</text:span></text:span><text:span text:style-name="預設段落字型"><text:span text:style-name="T18">月</text:span></text:span><text:span text:style-name="預設段落字型"><text:span text:style-name="T20">3</text:span></text:span><text:span text:style-name="預設段落字型"><text:span text:style-name="T18">日召開準備程序，屆時由職與陳課員苑蒨出席。 <text:s text:c="2"/></text:span></text:span></text:p>
                </text:list-item>
              </text:list>
            </text:list-item>
            <text:list-item>
              <text:p text:style-name="P16">第二課</text:p>
              <text:list>
                <text:list-item>
                  <text:p text:style-name="P12"><text:span text:style-name="T16">106年度安樂自辦重測區(重測前武崙小段9、9-1、10、11地號)4筆土地嚴重重疊處理案，市府地政處訂於8月29日向市長面報，本所積極配合處理及辦理後續相關事宜。 </text:span><text:span text:style-name="T14"><text:s text:c="2"/></text:span></text:p>
                </text:list-item>
                <text:list-item>
                  <text:p text:style-name="P22"><text:span text:style-name="T28">106</text:span>年度安樂自辦重測區(基金三路)<text:span text:style-name="T28">8</text:span>筆土地重疊更正、<text:span text:style-name="T28">4</text:span>筆土地註銷案(權屬均為經濟部)，刻正簽辦更正中。 <text:s text:c="4"/></text:p>
                </text:list-item>
                <text:list-item>
                  <text:p text:style-name="P17"><text:span text:style-name="T15">106年度安樂自辦重測區界址爭議案目前僅剩1案(鼎富公司及經濟部）訂於8月30日進行第2次調處。 <text:s text:c="2"/></text:span><text:span text:style-name="T13"><text:s text:c="2"/></text:span></text:p>
                </text:list-item>
                <text:list-item>
                  <text:p text:style-name="P24">107年度中山區(仙洞段)重測(全部)委外作業辦理情形如下： </text:p>
                  <text:list>
                    <text:list-item>
                      <text:p text:style-name="P23">工作進度與預定進度略符。 </text:p>
                    </text:list-item>
                    <text:list-item>
                      <text:p text:style-name="P18"><text:soft-page-break/><text:span text:style-name="T13">第一期範圍重測成果訂於</text:span><text:span text:style-name="T15">8</text:span><text:span text:style-name="T13">月</text:span><text:span text:style-name="T15">1</text:span><text:span text:style-name="T13">日辦理公告</text:span><text:span text:style-name="T15">30</text:span><text:span text:style-name="T13">天(自</text:span><text:span text:style-name="T15">8</text:span><text:span text:style-name="T13">月</text:span><text:span text:style-name="T15">1</text:span><text:span text:style-name="T13">日起至</text:span><text:span text:style-name="T15">8</text:span><text:span text:style-name="T13">月</text:span><text:span text:style-name="T15">30</text:span><text:span text:style-name="T13">日止)。 </text:span></text:p>
                    </text:list-item>
                    <text:list-item>
                      <text:p text:style-name="P18"><text:span text:style-name="T13">第二期範圍地籍套圖疑義案件於</text:span><text:span text:style-name="T15">8</text:span><text:span text:style-name="T13">月</text:span><text:span text:style-name="T15">2</text:span><text:span text:style-name="T13">日召開套圖指導小組會議處理。 </text:span></text:p>
                    </text:list-item>
                    <text:list-item>
                      <text:p text:style-name="P18"><text:span text:style-name="T13">第二期範圍土地協助指界作業於於</text:span><text:span text:style-name="T15">8</text:span><text:span text:style-name="T13">月</text:span><text:span text:style-name="T15">9</text:span><text:span text:style-name="T13">日開始進行，預計於8月31日完成。 <text:s text:c="3"/></text:span></text:p>
                    </text:list-item>
                  </text:list>
                </text:list-item>
                <text:list-item>
                  <text:p text:style-name="P18"><text:span text:style-name="T15">107</text:span><text:span text:style-name="T13">年度中山區(中山段)重測(部分)委外作業辦理情形如下： </text:span></text:p>
                  <text:list>
                    <text:list-item>
                      <text:p text:style-name="P23">工作進度比預定進度略為落後(地籍調查表整理送審部分)。 </text:p>
                    </text:list-item>
                    <text:list-item>
                      <text:p text:style-name="P13"><text:span text:style-name="T14">已完成全區438筆私有土地之第一次地籍調查作業；正趕辦地籍調查表，</text:span><text:span text:style-name="T30">以利後續協助址界</text:span> <text:span text:style-name="T14">。 </text:span></text:p>
                    </text:list-item>
                    <text:list-item>
                      <text:p text:style-name="P23">委外測量公司正進行現況測量中。 <text:s text:c="2"/></text:p>
                    </text:list-item>
                    <text:list-item>
                      <text:p text:style-name="P23">市府都市發展處訂於<text:span text:style-name="T28">8</text:span>月<text:span text:style-name="T28">31</text:span>日召開都市計畫樁偏差研討會議。 </text:p>
                    </text:list-item>
                  </text:list>
                </text:list-item>
                <text:list-item>
                  <text:p text:style-name="P19"><text:span text:style-name="T13">有關余逸隆因所有七堵區友蚋段港口小段</text:span><text:span text:style-name="T15">13-4</text:span><text:span text:style-name="T13">地號土地面積減少(尚未更正)請求國家賠償上訴案，高等法院訂於</text:span><text:span text:style-name="T15">8</text:span><text:span text:style-name="T13">月</text:span><text:span text:style-name="T15">24</text:span><text:span text:style-name="T13">日開庭。</text:span></text:p>
                </text:list-item>
                <text:list-item>
                  <text:p text:style-name="P19"><text:span text:style-name="T13">有關本所測量助理</text:span><text:span text:style-name="T15">2</text:span><text:span text:style-name="T13">名職缺甄選，已上網公告</text:span><text:span text:style-name="T15">14</text:span><text:span text:style-name="T13">天(自</text:span><text:span text:style-name="T15">8</text:span><text:span text:style-name="T13">月</text:span><text:span text:style-name="T15">10</text:span><text:span text:style-name="T13">日起至</text:span><text:span text:style-name="T15">8</text:span><text:span text:style-name="T13">月</text:span><text:span text:style-name="T15">24</text:span><text:span text:style-name="T13">日止)。 <text:s text:c="3"/></text:span></text:p>
                </text:list-item>
              </text:list>
            </text:list-item>
            <text:list-item>
              <text:p text:style-name="P16">第三課</text:p>
              <text:list>
                <text:list-item>
                  <text:p text:style-name="P20"><text:span text:style-name="預設段落字型"><text:span text:style-name="T9">本所上半年財物盤點工作已完成，逾使用年限之故障設備業依規報廢，謝謝大家的配合。</text:span></text:span></text:p>
                </text:list-item>
                <text:list-item>
                  <text:p text:style-name="P20"><text:span text:style-name="預設段落字型"><text:span text:style-name="T9">有關技工、工友、測量助理107年休假方式係依實際休假日計算休假補助，相關Q&amp;A函文影本已送交各課，請轉知相關同仁。</text:span></text:span></text:p>
                </text:list-item>
                <text:list-item>
                  <text:p text:style-name="P20"><text:span text:style-name="預設段落字型"><text:span text:style-name="T9">市府預定8月27日上午，至本所四樓會議室進行107年度為民服務品質績效輔導，所需設備已備妥。</text:span></text:span></text:p>
                </text:list-item>
                <text:list-item>
                  <text:p text:style-name="P20"><text:span text:style-name="預設段落字型"><text:span text:style-name="T9">有關數位學習部分，請各課轉知同仁，務必於年度前至「</text:span></text:span><text:span text:style-name="預設段落字型"><text:span text:style-name="T10">e等公務園」，完成環境教育4小時學習時數並確認已上傳</text:span></text:span><text:span text:style-name="預設段落字型"><text:span text:style-name="T9">。</text:span></text:span></text:p>
                </text:list-item>
              </text:list>
            </text:list-item>
            <text:list-item>
              <text:p text:style-name="P21">會計</text:p>
              <text:list>
                <text:list-item>
                  <text:p text:style-name="P14"><text:soft-page-break/><text:span text:style-name="預設段落字型"><text:span text:style-name="T12">行政院主計總處有關「107年8月各機關統計調查一覽表」已公布於行政院主計總處網站，請轉知同仁或請同仁至該網站查詢、運用，避免詐騙案件發生並提升對於政府統計調查之認知。</text:span></text:span></text:p>
                </text:list-item>
                <text:list-item>
                  <text:p text:style-name="P14"><text:span text:style-name="預設段落字型"><text:span text:style-name="T12">依據107年8月2日審基市一字第1070002087號函，本所106年度單位決算業已審核竣事，並發給審定書。</text:span></text:span></text:p>
                </text:list-item>
              </text:list>
            </text:list-item>
            <text:list-item>
              <text:p text:style-name="P15"><text:span text:style-name="預設段落字型"><text:span text:style-name="T24">人事</text:span></text:span></text:p>
              <text:list>
                <text:list-item>
                  <text:p text:style-name="P15"><text:span text:style-name="預設段落字型"><text:span text:style-name="T24">關於中央選舉委員會及各地方選舉委員會已公告民國</text:span></text:span><text:span text:style-name="預設段落字型"><text:span text:style-name="T25">107</text:span></text:span><text:span text:style-name="預設段落字型"><text:span text:style-name="T24">年地方公職人員選舉事項，為貫徹各機關人員嚴守行政中立，於選舉期間，應確依公務人員行政中立法相關規定嚴守行政中立，另依銓敘部</text:span></text:span><text:span text:style-name="預設段落字型"><text:span text:style-name="T25">99</text:span></text:span><text:span text:style-name="預設段落字型"><text:span text:style-name="T24">年</text:span></text:span><text:span text:style-name="預設段落字型"><text:span text:style-name="T25">12</text:span></text:span><text:span text:style-name="預設段落字型"><text:span text:style-name="T24">月</text:span></text:span><text:span text:style-name="預設段落字型"><text:span text:style-name="T25">8</text:span></text:span><text:span text:style-name="預設段落字型"><text:span text:style-name="T24">日部法一字第</text:span></text:span><text:span text:style-name="預設段落字型"><text:span text:style-name="T25">09932748721</text:span></text:span><text:span text:style-name="預設段落字型"><text:span text:style-name="T24">號函規定，公務人員不宜於上班時間或以公家電腦上網連結臉書等社交網站，從事與執行職務無關之相關網路行為，亦不得利用職務上權力、機會或方法，要求他人加入公職候選人之社交網站之會員，或支持特定之政黨、政治團體或公職候選人。請確實遵守規定，俾確保公務人員依法行政、執行公正及政治中立；又為利各機關對個案行為適法性之判斷，銓敘部已將公務人員行政中立法相關釋示及問答集等登載於該部全球資訊網，供各界查參。 </text:span></text:span></text:p>
                </text:list-item>
              </text:list>
            </text:list-item>
          </text:list>
        </text:list-item>
        <text:list-item>
          <text:p text:style-name="P8">主席裁示</text:p>
          <text:list>
            <text:list-item>
              <text:p text:style-name="P5"><text:span text:style-name="T16">106年度安樂自辦重測區</text:span><text:span text:style-name="T17">土地重疊案及界址爭議案請二課持續積極處理</text:span><text:span text:style-name="T21">。</text:span></text:p>
            </text:list-item>
            <text:list-item>
              <text:p text:style-name="P6"><text:span text:style-name="預設段落字型"><text:span text:style-name="T11">8月27日市府至本所進行107年度為民服務品質績效輔導，請研考安排實地視察路線，各課環境及核心業務運作情形則由課長向委員說明，當日使用之各項設備及資料務必再次確認是否備妥</text:span></text:span><text:span text:style-name="T21">。</text:span></text:p>
            </text:list-item>
          </text:list>
        </text:list-item>
        <text:list-item>
          <text:p text:style-name="P8">提案討論：</text:p>
          <text:list>
            <text:list-item>
              <text:p text:style-name="P8">訂定本所「預約延時服務計畫」，並廢止本所「登記課預約領件服務計畫 」。</text:p>
              <text:list>
                <text:list-item>
                  <text:p text:style-name="P9">說明：為提升本所服務品質，擬擴大預約服務範圍，爰訂定「預約延時服務計畫」，同時廢止「登記課預約領件服務計畫 」。</text:p>
                </text:list-item>
                <text:list-item>
                  <text:p text:style-name="P9">決議：照案通過，並積極宣導。</text:p>
                </text:list-item>
              </text:list>
            </text:list-item>
          </text:list>
        </text:list-item>
        <text:list-item>
          <text:p text:style-name="P7"><text:soft-page-break/><text:span text:style-name="T21">散會：下午</text:span><text:span text:style-name="T19">15</text:span><text:span text:style-name="T21">時整</text:span> <text:span text:style-name="預設段落字型"><text:span text:style-name="T23"><text:s/></text:span></text:span><text:span text:style-name="預設段落字型"><text:span text:style-name="T24"><text:s text:c="4"/></text:span></text:span><text:span text:style-name="T23"><text:s/></text:span><text:span text:style-name="T22"><text:s/></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0.882cm" fo:text-align="justify" style:justify-single-word="false" style:page-number="auto" style:shadow="none" style:text-autospace="none" style:punctuation-wrap="simple" style:line-break="normal">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2"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fo:font-size="16pt" style:font-size-asian="16pt"/>
    </style:style>
    <style:style style:name="List" style:family="paragraph" style:hidden="true" style:parent-style-name="Text_20_body" style:class="list">
      <style:text-properties fo:font-size="14pt" style:font-size-asian="14pt"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hidden="true" style:parent-style-name="Standard" style:class="index">
      <style:paragraph-properties text:number-lines="false" text:line-number="0"/>
      <style:text-properties fo:font-size="14pt" style:font-size-asian="14pt"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style:page-number="auto"/>
      <style:text-properties fo:font-size="14pt" style:font-size-asian="14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style:page-number="auto"/>
      <style:text-properties fo:font-size="16pt" style:font-size-asian="16pt"/>
    </style:style>
    <style:style style:name="_31_8PT_20_--_20_對齊邊線" style:display-name="18PT -- 對齊邊線" style:family="paragraph" style:parent-style-name="Text_20_body">
      <style:paragraph-properties fo:line-height="1.06cm"/>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text-indent="0cm" style:auto-text-indent="fals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text-indent="0cm" style:auto-text-indent="fals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style>
    <style:style style:name="_31_6PT_20_--_20_邊線縮1字_20_" style:display-name="16PT -- 邊線縮1字 " style:family="paragraph" style:parent-style-name="Text_20_body">
      <style:paragraph-properties fo:margin-left="0.57cm" fo:margin-right="0cm" fo:text-indent="0cm" style:auto-text-indent="false"/>
    </style:style>
    <style:style style:name="_31_6PT_20_--_20_邊線縮1字_20__20_首字突2字" style:display-name="16PT -- 邊線縮1字  首字突2字" style:family="paragraph" style:parent-style-name="_31_6PT_20_--_20_邊線縮1字_20_">
      <style:paragraph-properties fo:margin-left="1.709cm" fo:margin-right="0cm" fo:text-indent="-1.139cm" style:auto-text-indent="fals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text-indent="1.139cm" style:auto-text-indent="false"/>
    </style:style>
    <style:style style:name="_31_6PT_20_--_20_邊線縮2字_20_" style:display-name="16PT -- 邊線縮2字 " style:family="paragraph" style:parent-style-name="Text_20_body">
      <style:paragraph-properties fo:margin-left="1.139cm" fo:margin-right="0cm" fo:text-indent="0cm" style:auto-text-indent="false"/>
    </style:style>
    <style:style style:name="_31_6PT_20_--_20_邊線縮2字_20_首字突2字" style:display-name="16PT -- 邊線縮2字 首字突2字" style:family="paragraph" style:parent-style-name="_31_6PT_20_--_20_邊線縮2字_20_">
      <style:paragraph-properties fo:margin-left="2.281cm" fo:margin-right="0cm" fo:text-indent="-1.139cm" style:auto-text-indent="fals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text-indent="1.139cm" style:auto-text-indent="fals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11cm" fo:text-indent="0cm" style:auto-text-indent="fals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11cm" fo:text-indent="0cm" style:auto-text-indent="fals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hidden="true"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hidden="true"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hidden="true"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style:page-number="auto"/>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0.651cm" fo:padding="0cm" fo:border="none" text:number-lines="false" text:line-number="0"/>
    </style:style>
    <style:style style:name="Table" style:family="paragraph" style:parent-style-name="Caption" style:class="extra">
      <style:paragraph-properties fo:margin-top="0cm" fo:margin-bottom="0cm" loext:contextual-spacing="false" fo:line-height="0.651cm"/>
    </style:style>
    <style:style style:name="Table_20_index_20_1" style:display-name="Table index 1" style:family="paragraph" style:parent-style-name="Index" style:class="index">
      <style:paragraph-properties fo:margin-left="0cm" fo:margin-right="0cm" fo:line-height="0.651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9.999cm" fo:text-indent="0cm" style:auto-text-indent="false" style:page-number="auto" text:number-lines="false" text:line-number="0"/>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hidden="true" style:parent-style-name="Caption" style:class="extra"/>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line-height="0.499cm" fo:text-align="center" style:justify-single-word="false" style:page-number="auto" text:number-lines="false" text:line-number="0">
        <style:tab-stops>
          <style:tab-stop style:position="8.5cm" style:type="center"/>
          <style:tab-stop style:position="17cm" style:type="right"/>
        </style:tab-stops>
      </style:paragraph-properties>
      <style:text-properties fo:font-size="12pt" style:font-size-asian="12pt"/>
    </style:style>
    <style:style style:name="Header" style:family="paragraph" style:parent-style-name="Standard" style:class="extra">
      <style:paragraph-properties fo:line-height="0.9cm" fo:text-align="center" style:justify-single-word="false" text:number-lines="false" text:line-number="0">
        <style:tab-stops>
          <style:tab-stop style:position="8.5cm" style:type="center"/>
          <style:tab-stop style:position="17cm" style:type="right"/>
        </style:tab-stops>
      </style:paragraph-properties>
      <style:text-properties fo:font-size="18pt" style:font-size-asian="18pt"/>
    </style:style>
    <style:style style:name="Frame_20_contents" style:display-name="Frame contents" style:family="paragraph" style:parent-style-name="Standard" style:class="extra" style:master-page-name="">
      <style:paragraph-properties fo:line-height="0.651cm" style:page-number="auto"/>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0.499cm" fo:text-indent="-0.598cm" style:auto-text-indent="false" style:page-number="auto"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內文最後一行左右對齊" style:family="paragraph" style:parent-style-name="Text_20_body">
      <style:paragraph-properties fo:text-align="justify" fo:text-align-last="justify" style:justify-single-word="false"/>
    </style:style>
    <style:style style:name="表格最後一行左右對齊" style:family="paragraph" style:parent-style-name="Table_20_Contents">
      <style:paragraph-properties fo:text-align="justify" fo:text-align-last="justify" style:justify-single-word="false"/>
    </style:style>
    <style:style style:name="Contents_20_1" style:display-name="Contents 1" style:family="paragraph" style:parent-style-name="Index" style:class="index">
      <style:paragraph-properties fo:margin-left="0cm" fo:margin-right="0cm" fo:margin-top="0.318cm" fo:margin-bottom="0.318cm" loext:contextual-spacing="false" fo:text-indent="0cm" style:auto-text-indent="false">
        <style:tab-stops>
          <style:tab-stop style:position="17cm" style:type="right" style:leader-style="dotted" style:leader-text="."/>
        </style:tab-stops>
      </style:paragraph-properties>
      <style:text-properties fo:font-size="18pt" fo:font-weight="bold" style:font-size-asian="18pt" style:font-weight-asian="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501cm" style:type="right" style:leader-style="dotted" style:leader-text="."/>
        </style:tab-stops>
      </style:paragraph-properties>
      <style:text-properties fo:font-size="16pt" style:font-size-asian="16pt"/>
    </style:style>
    <style:style style:name="註解方塊文字" style:family="paragraph" style:default-outline-level="">
      <style:paragraph-properties fo:margin-top="0cm" fo:margin-bottom="0.212cm" loext:contextual-spacing="false" fo:hyphenation-ladder-count="no-limit"/>
      <style:text-properties style:font-name="Calibri Light" fo:font-family="'Calibri Light'" style:font-family-generic="roman" style:font-pitch="variable" fo:font-size="8pt" style:font-size-asian="8pt" style:font-name-complex="Calibri Light1" style:font-family-complex="'Calibri Light'" style:font-family-generic-complex="system" style:font-pitch-complex="variable" style:font-size-complex="9pt" fo:hyphenate="true" fo:hyphenation-remain-char-count="2" fo:hyphenation-push-char-count="2"/>
    </style:style>
    <style:style style:name="標號" style:family="paragraph" style:parent-style-name="Standard" style:default-outline-level="">
      <style:paragraph-properties fo:margin-top="0.212cm" fo:margin-bottom="0.212cm" loext:contextual-spacing="false" fo:hyphenation-ladder-count="no-limit"/>
      <style:text-properties fo:font-style="italic" style:font-style-asian="italic" fo:hyphenate="false" fo:hyphenation-remain-char-count="2" fo:hyphenation-push-char-count="2"/>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4pt標楷體" style:display-name="14pt標楷體" style:family="text">
      <style:text-properties style:font-name="標楷體" fo:font-family="標楷體" style:font-style-name="標準" style:font-family-generic="script" style:font-pitch="fixed" fo:font-size="14pt" style:font-name-asian="標楷體" style:font-family-asian="標楷體" style:font-style-name-asian="標準" style:font-family-generic-asian="script" style:font-pitch-asian="fixed" style:font-size-asian="14pt"/>
    </style:style>
    <style:style style:name="Index_20_Link" style:display-name="Index Link" style:family="text"/>
    <style:style style:name="預設段落字型" style:family="text"/>
    <style:style style:name="WW_5f_CharLFO1LVL4" style:display-name="WW_CharLFO1LVL4" style:family="text">
      <style:text-properties style:font-name="StarSymbol" fo:font-family="StarSymbol" style:font-family-generic="roman" style:font-pitch="variable" style:font-name-asian="OpenSymbol1" style:font-family-asian="OpenSymbol"/>
    </style:style>
    <style:style style:name="WW_5f_CharLFO1LVL3" style:display-name="WW_CharLFO1LVL3" style:family="text">
      <style:text-properties fo:font-size="14pt" style:font-name-asian="標楷體2" style:font-family-asian="標楷體" style:font-size-asian="14pt"/>
    </style:style>
    <style:style style:name="WW_5f_CharLFO1LVL2" style:display-name="WW_CharLFO1LVL2" style:family="text">
      <style:text-properties fo:font-size="14pt" style:font-size-asian="14pt"/>
    </style:style>
    <style:style style:name="註解方塊文字_20_字元" style:display-name="註解方塊文字 字元" style:family="text">
      <style:text-properties style:font-name="Calibri Light" fo:font-family="'Calibri Light'" style:font-family-generic="roman" style:font-pitch="variable" fo:font-size="9pt" style:font-name-asian="新細明體" style:font-family-asian="新細明體" style:font-size-asian="9pt"/>
    </style:style>
    <style:style style:name="頁首_20_字元" style:display-name="頁首 字元" style:family="text">
      <style:text-properties fo:font-size="10pt" style:font-size-asian="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31_4pt公文標準_3010_一_3001__28_一_29_1._28_1_29_甲_3001__28_甲_29__3011_" style:display-name="14pt公文標準【一、(一)1.(1)甲、(甲)】">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甲, 乙, 丙, ...">
        <style:list-level-properties text:list-level-position-and-space-mode="label-alignment">
          <style:list-level-label-alignment text:label-followed-by="nothing" fo:text-indent="-0.988cm" fo:margin-left="2.963cm"/>
        </style:list-level-properties>
      </text:list-level-style-number>
      <text:list-level-style-number text:level="6" text:style-name="_31_4pt標楷體" style:num-prefix="(" style:num-suffix=")" style:num-format="甲, 乙, 丙, ...">
        <style:list-level-properties text:list-level-position-and-space-mode="label-alignment">
          <style:list-level-label-alignment text:label-followed-by="nothing" fo:text-indent="-0.988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1">
        <style:list-level-properties text:list-level-position-and-space-mode="label-alignment">
          <style:list-level-label-alignment text:label-followed-by="nothing" fo:text-indent="-0.564cm" fo:margin-left="5.715cm"/>
        </style:list-level-properties>
      </text:list-level-style-number>
      <text:list-level-style-number text:level="9" text:style-name="_31_4pt標楷體"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常用編號_3010_一_3001__28_一_29_1._28_1_29_A.a._2460__3011_" style:display-name="14pt常用編號【一、(一)1.(1)A.a.①】">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A">
        <style:list-level-properties text:list-level-position-and-space-mode="label-alignment">
          <style:list-level-label-alignment text:label-followed-by="nothing" fo:text-indent="-0.494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_31_4pt標楷體"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一, 二, 三, ...">
        <style:list-level-properties text:list-level-position-and-space-mode="label-alignment">
          <style:list-level-label-alignment text:label-followed-by="nothing" fo:text-indent="-0.635cm" fo:margin-left="6.985cm"/>
        </style:list-level-properties>
      </text:list-level-style-number>
    </text:list-style>
    <text:list-style style:name="_31_4pt完整十層_3010_壹_3001_一_3001__28_一_29_1._28_1_29_A.a.甲_3001__28_甲_29__2460__3011_" style:display-name="14pt完整十層【壹、一、(一)1.(1)A.a.甲、(甲)①】">
      <text:list-level-style-number text:level="1" text:style-name="_31_4pt標楷體" style:num-suffix="、" style:num-format="壹, 貳, 參,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prefix="(" style:num-suffix=")" style:num-format="一, 二, 三, ...">
        <style:list-level-properties text:list-level-position-and-space-mode="label-alignment">
          <style:list-level-label-alignment text:label-followed-by="nothing" fo:text-indent="-0.988cm" fo:margin-left="1.976cm"/>
        </style:list-level-properties>
      </text:list-level-style-number>
      <text:list-level-style-number text:level="4" text:style-name="_31_4pt標楷體" style:num-suffix="." style:num-format="1">
        <style:list-level-properties text:list-level-position-and-space-mode="label-alignment">
          <style:list-level-label-alignment text:label-followed-by="nothing" fo:text-indent="-0.494cm" fo:margin-left="2.469cm"/>
        </style:list-level-properties>
      </text:list-level-style-number>
      <text:list-level-style-number text:level="5" text:style-name="_31_4pt標楷體" style:num-prefix="(" style:num-suffix=")" style:num-format="1">
        <style:list-level-properties text:list-level-position-and-space-mode="label-alignment">
          <style:list-level-label-alignment text:label-followed-by="nothing" fo:text-indent="-0.741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suffix="." style:num-format="a">
        <style:list-level-properties text:list-level-position-and-space-mode="label-alignment">
          <style:list-level-label-alignment text:label-followed-by="nothing" fo:text-indent="-0.494cm" fo:margin-left="3.951cm"/>
        </style:list-level-properties>
      </text:list-level-style-number>
      <text:list-level-style-number text:level="8" text:style-name="_31_4pt標楷體" style:num-suffix="、" style:num-format="甲, 乙, 丙, ...">
        <style:list-level-properties text:list-level-position-and-space-mode="label-alignment">
          <style:list-level-label-alignment text:label-followed-by="nothing" fo:text-indent="-0.988cm" fo:margin-left="4.445cm"/>
        </style:list-level-properties>
      </text:list-level-style-number>
      <text:list-level-style-number text:level="9" text:style-name="_31_4pt標楷體" style:num-prefix="(" style:num-suffix=")" style:num-format="甲, 乙, 丙, ...">
        <style:list-level-properties text:list-level-position-and-space-mode="label-alignment">
          <style:list-level-label-alignment text:label-followed-by="nothing" fo:text-indent="-0.988cm" fo:margin-left="4.939cm"/>
        </style:list-level-properties>
      </text:list-level-style-number>
      <text:list-level-style-number text:level="10" text:style-name="_31_4pt標楷體" style:num-format="①, ②, ③, ...">
        <style:list-level-properties text:list-level-position-and-space-mode="label-alignment">
          <style:list-level-label-alignment text:label-followed-by="nothing" fo:text-indent="-0.441cm" fo:margin-left="5.433cm"/>
        </style:list-level-properties>
      </text:list-level-style-number>
    </text:list-style>
    <text:list-style style:name="_31_2PT_20_--_20_一_3001__20__28_一_29__20__20_1_3001__20__28_1_29__20__20_A_3001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6PT_20_--_20_一_3001__20__20__28_一_29__20__20__20_1_3001__20__20__28_1_29__20__20__20_A_3001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一_3001__20__20__28_一_29__20__20__20_1_3001__20__20__28_1_29__20__20__20_A_3001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2PT_20_--_20_1_3001__20__28_1_29__20__20_A_3001__20__28_A_29__20__20_a_3001__20__28_a_29_" style:display-name="12PT -- 1、 (1)  A、 (A)  a、 (a)">
      <text:list-level-style-number text:level="1"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1_3001__20__20__28_1_29__20__20__20_A_3001__20__20__28_A_29__20__20__20_a_3001__20__20__28_a_29_" style:display-name="14PT -- 1、  (1)   A、  (A)   a、  (a)">
      <text:list-level-style-number text:level="1"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_28_1_29__20__20__2460__20__20_A._20__20__28_A_29__20__20__20__24b6__20__20_a._20_" style:display-name="14PT -- (1)  ①  A.  (A)   Ⓐ  a. ">
      <text:list-level-style-number text:level="1"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2460__24b6__20__20_字型"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2460__24b6__20__20_字型" style:num-format="">
        <style:list-level-properties text:list-level-position-and-space-mode="label-alignment">
          <style:list-level-label-alignment text:label-followed-by="nothing"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level-style-number text:level="10" style:num-prefix=" " style:num-suffix="." style:num-format="1">
        <style:list-level-properties text:list-level-position-and-space-mode="label-alignment">
          <style:list-level-label-alignment text:label-followed-by="nothing"/>
        </style:list-level-properties>
      </text:list-level-style-number>
    </text:list-style>
    <text:list-style style:name="_31_2PT_20_--_20__28_一_29__20__20_1_3001__20__28_1_29__20__20_A_3001__20__28_A_29__20__20_a_3001_"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6PT_20_--_20__28_一_29__20__20__20_1_3001__20__20__28_1_29__20__20__20_A_3001__20__20__28_A_29__20__20__20_a_3001_"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_31_6PT_20_--_20_壹_3001__20__20_一_3001__20__20__28_一_29__20__20__20_1_3001__20__20__28_1_29__20__20__20_A_3001_"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_20_--_20_壹_3001__20__20_一_3001__20__20__28_一_29__20__20__20_1_3001__20__20__28_1_29__20__20__20_A_3001_"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nothing"/>
        </style:list-level-properties>
      </text:list-level-style-number>
    </text:list-style>
    <text:list-style style:name="_31_4PT_20_--_20__28_一_29__20__20__20_1_3001__20__20__28_1_29__20__20__20_A_3001__20__20__28_A_29__20__20__20_a_3001_"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3001__20__20__28_1_29__20__20__20_A_3001__20__20__28_A_29__20__20__20_a_3001__20__28_a_29_" style:display-name="16PT -- 1、  (1)   A、  (A)   a、 (a)">
      <text:list-level-style-number text:level="1"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_31_4PT_20_--_20_1._20__20__28_1_29__20__20__2460__20__20_A._20__20__28_A_29__20__20__24b6__20_" style:display-name="14PT -- 1.  (1)  ①  A.  (A)  Ⓐ ">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2460__24b6__20__20_字型"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2460__24b6__20__20_字型" style:num-format="">
        <style:list-level-properties text:list-level-position-and-space-mode="label-alignment">
          <style:list-level-label-alignment text:label-followed-by="nothing" fo:text-indent="-0.501cm" fo:margin-left="3.3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460__20__20_A._20__20__28_A_29__20__20__20__24b6__20__20_a._20__20__20__28_a_29_" style:display-name="14PT -- ①  A.  (A)   Ⓐ  a.   (a)">
      <text:list-level-style-number text:level="1" text:style-name="_2460__24b6__20__20_字型"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2460__24b6__20__20_字型" style:num-format="">
        <style:list-level-properties text:list-level-position-and-space-mode="label-alignment">
          <style:list-level-label-alignment text:label-followed-by="nothing" fo:text-indent="-0.501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1._20__20__28_1_29__20__20_A._20__20__28_A_29__20__20_a._20__20__28_a_29_" style:display-name="12PT -- 1.  (1)  A.  (A)  a.  (a)">
      <text:list-level-style-number text:level="1"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壹_3001_一_3001__20__28_一_29__20__20_1_3001__20__28_1_29__20__20_A_3001_"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_31_2PT_20_--_20_壹_3001_一_3001__20__28_一_29__20__20__20_1._20__20__28_1_29__20__20__20_A."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_28_一_29__20__20_1._20__20__20__28_1_29__20__20_A._20__20__20__28_A_29__20__20_a."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一_3001__20__28_一_29__20__20_1._20__20__20__28_1_29__20__20_A._20__20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1._20__20__20__28_1_29__20__20__20_A._20__20__20__28_A_29__20__20__20_a._20__20__20__28_a_29_" style:display-name="14PT -- 1.   (1)   A.   (A)   a.   (a)">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1_29__20__20_A._20__20__28_A_29__20__20_a._20__20__20__28_a_29__20__20__20__28_a-1_29_" style:display-name="14PT -- (1)  A.  (A)  a.   (a)   (a-1)">
      <text:list-level-style-number text:level="1"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一_29__20__20__20_1._20__20__20__28_1_29__20__20__20_A._20__20__20__28_A_29__20__20__20_a."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一_3001__20__20__28_一_29__20__20__20_1._20__20__20__28_1_29__20__20__20_A._20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壹_3001__20__20_一_3001__20__20__28_一_29__20__20__20_1._20__20__28_1_29__20__20__20_A."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20__20__20__20__20__28_1_29__20__20__20_A._20__20__20__28_A_29__20__20__20_a._20__20__20__20__28_a_29_" style:display-name="16PT -- 1.     (1)   A.   (A)   a.    (a)">
      <text:list-level-style-number text:level="1"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6PT_20_--_20__28_一_29__20__20__20_1._20__20__20__28_1_29__20__20__20_A._20__20__28_A_29__20__20__20_a."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一_3001__20__20__28_一_29__20__20__20_1._20__20__20__20__28_1_29__20__20__20_A._20__20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壹_3001__20__20_一_3001__20__20__28_一_29__20__20__20_1._20__20__20__20__28_1_29__20__20__20_A."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1_3001__20__20__28_1_29__20__20__20_A_3001__20__20__28_A_29__20__20__20_a_3001__20__28_a_29_" style:display-name="18PT -- 1、  (1)   A、  (A)   a、 (a)">
      <text:list-level-style-number text:level="1"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8PT_20_--_20_1._20__20__20__20__20__28_1_29__20__20__20_A._20__20__20__28_A_29__20__20__20_a._20__20__20__20__28_a_29_" style:display-name="18PT -- 1.     (1)   A.   (A)   a.    (a)">
      <text:list-level-style-number text:level="1"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3001__20__20__28_1_29__20__20__20_A_3001__20__20__28_A_29__20__20__20_a_3001_"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20__20__20__28_1_29__20__20__20_A._20__20__28_A_29__20__20__20_a."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3001__20__20__28_1_29__20__20__20_A_3001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20__20__20__20__28_1_29__20__20__20_A._20__20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3001__20__20__28_1_29__20__20__20_A_3001_"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20__20__20__20__28_1_29__20__20__20_A."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age-count>4</text:page-count></text:p>
      </style:footer>
    </style:master-page>
    <style:master-page style:name="Landscape" style:page-layout-name="Mpm2">
      <style:footer>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footer>
        <text:p text:style-name="Footer"/>
      </style:footer>
    </style:master-page>
    <style:master-page style:name="Envelope" style:page-layout-name="Mpm6">
      <style:footer>
        <text:p text:style-name="Footer"/>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19:01.731000000</meta:creation-date>
    <meta:editing-duration>PT9H22M20S</meta:editing-duration>
    <meta:editing-cycles>67</meta:editing-cycles>
    <meta:generator>NDC_ODF_Application_Tools/1.0.2$Windows_X86_64 LibreOffice_project/e7b18eac6983b57cd36244d0d7751dceefe72182</meta:generator>
    <dc:title>會議記錄</dc:title>
    <dc:date>2018-09-06T17:04:54.028000000</dc:date>
    <meta:print-date>2018-08-01T14:03:48.455000000</meta:print-date>
    <meta:document-statistic meta:table-count="0" meta:image-count="0" meta:object-count="0" meta:page-count="4" meta:paragraph-count="46" meta:word-count="1821" meta:character-count="2005" meta:non-whitespace-character-count="1924"/>
    <meta:template xlink:type="simple" xlink:actuate="onRequest" xlink:title="會議記錄" xlink:href="file:///C:/Program%20Files/NDC%20ODF%20Application%20Tools%206/share/template/common/NDCGOVODFTool/Writer_Meeting_Minutes.ott" meta:date="2018-04-23T11:19:01.517000000"/>
  </office:meta>
</office:document-meta>
</file>